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52cm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1.8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line draw:style-name="gr1" draw:text-style-name="P1" draw:layer="layout" svg:x1="2.472cm" svg:y1="4.187cm" svg:x2="21.865cm" svg:y2="4.187cm">
            <text:p/>
          </draw:line>
          <draw:line draw:style-name="gr1" draw:text-style-name="P1" draw:layer="layout" svg:x1="2.472cm" svg:y1="10.681cm" svg:x2="21.865cm" svg:y2="10.681cm">
            <text:p/>
          </draw:line>
          <draw:custom-shape draw:style-name="gr2" draw:text-style-name="P1" draw:layer="layout" svg:width="0.541cm" svg:height="0.541cm" svg:x="5.192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41cm" svg:height="0.541cm" svg:x="5.192cm" svg:y="3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541cm" svg:height="0.541cm" svg:x="11.597cm" svg:y="10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41cm" svg:height="0.541cm" svg:x="11.597cm" svg:y="3.9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541cm" svg:height="0.541cm" svg:x="17.58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41cm" svg:height="0.541cm" svg:x="17.58cm" svg:y="3.8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8.545cm" svg:y1="4.277cm" svg:x2="8.574cm" svg:y2="10.681cm">
            <text:p/>
          </draw:line>
          <draw:line draw:style-name="gr3" draw:text-style-name="P1" draw:layer="layout" svg:x1="14.98cm" svg:y1="4.187cm" svg:x2="15.009cm" svg:y2="10.591cm">
            <text:p/>
          </draw:line>
          <draw:line draw:style-name="gr3" draw:text-style-name="P1" draw:layer="layout" svg:x1="20.844cm" svg:y1="4.247cm" svg:x2="20.873cm" svg:y2="10.651cm">
            <text:p/>
          </draw:line>
          <draw:line draw:style-name="gr3" draw:text-style-name="P1" draw:layer="layout" svg:x1="2.774cm" svg:y1="4.277cm" svg:x2="2.803cm" svg:y2="10.681cm">
            <text:p/>
          </draw:line>
          <draw:frame draw:style-name="gr4" draw:text-style-name="P2" draw:layer="layout" svg:width="2.236cm" svg:height="1.365cm" svg:x="0cm" svg:y="3.174cm">
            <draw:text-box>
              <text:p><text:span text:style-name="T1">n+1</text:span></text:p>
            </draw:text-box>
          </draw:frame>
          <draw:frame draw:style-name="gr4" draw:text-style-name="P2" draw:layer="layout" svg:width="2.236cm" svg:height="1.365cm" svg:x="0cm" svg:y="9.609cm">
            <draw:text-box>
              <text:p><text:span text:style-name="T1">n</text:span></text:p>
            </draw:text-box>
          </draw:frame>
          <draw:frame draw:style-name="gr4" draw:text-style-name="P2" draw:layer="layout" svg:width="2.236cm" svg:height="1.365cm" svg:x="4.691cm" svg:y="11.49cm">
            <draw:text-box>
              <text:p><text:span text:style-name="T1">i-1</text:span></text:p>
            </draw:text-box>
          </draw:frame>
          <draw:frame draw:style-name="gr4" draw:text-style-name="P2" draw:layer="layout" svg:width="2.236cm" svg:height="1.365cm" svg:x="11.245cm" svg:y="11.49cm">
            <draw:text-box>
              <text:p><text:span text:style-name="T1">i</text:span></text:p>
            </draw:text-box>
          </draw:frame>
          <draw:frame draw:style-name="gr4" draw:text-style-name="P2" draw:layer="layout" svg:width="2.236cm" svg:height="1.365cm" svg:x="17.138cm" svg:y="11.49cm">
            <draw:text-box>
              <text:p><text:span text:style-name="T1">i+1</text:span></text:p>
            </draw:text-box>
          </draw:frame>
          <draw:line draw:style-name="gr5" draw:text-style-name="P1" draw:layer="layout" svg:x1="9.687cm" svg:y1="1.781cm" svg:x2="8.604cm" svg:y2="4.006cm">
            <text:p/>
          </draw:line>
          <draw:frame draw:style-name="gr6" draw:text-style-name="P3" draw:layer="layout" svg:width="9.008cm" svg:height="2.479cm" svg:x="7.786cm" svg:y="0.181cm">
            <draw:text-box>
              <text:p text:style-name="P1"><text:span text:style-name="T1">position of the singularity</text:span></text:p>
            </draw:text-box>
          </draw:frame>
          <draw:custom-shape draw:style-name="gr2" draw:text-style-name="P1" draw:layer="layout" svg:width="0.541cm" svg:height="0.541cm" svg:x="6.147cm" svg:y="1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14.183cm" svg:height="2.115cm" svg:x="6.643cm" svg:y="13.385cm">
            <draw:text-box>
              <text:p><text:span text:style-name="T1">: Domain node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5:52:51.89</meta:creation-date>
    <dc:date>2012-10-16T13:15:13.84</dc:date>
    <meta:editing-duration>PT00H10M01S</meta:editing-duration>
    <meta:editing-cycles>5</meta:editing-cycles>
    <meta:generator>LibreOffice/3.4$Win32 LibreOffice_project/340m1$Build-402</meta:generator>
    <meta:document-statistic meta:object-count="24"/>
  </office:meta>
</office:document-meta>
</file>